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5">
      <style:text-properties officeooo:paragraph-rsid="00049237"/>
    </style:style>
    <style:style style:name="P2" style:family="paragraph" style:parent-style-name="List_20_Paragraph" style:list-style-name="WWNum1">
      <style:text-properties officeooo:paragraph-rsid="00049237"/>
    </style:style>
    <style:style style:name="P3" style:family="paragraph" style:parent-style-name="List_20_Paragraph" style:list-style-name="WWNum2">
      <style:text-properties officeooo:paragraph-rsid="00049237"/>
    </style:style>
    <style:style style:name="P4" style:family="paragraph" style:parent-style-name="List_20_Paragraph" style:list-style-name="WWNum3">
      <style:text-properties officeooo:paragraph-rsid="00049237"/>
    </style:style>
    <style:style style:name="P5" style:family="paragraph" style:parent-style-name="List_20_Paragraph" style:list-style-name="WWNum4">
      <style:text-properties officeooo:paragraph-rsid="00049237"/>
    </style:style>
    <style:style style:name="P6" style:family="paragraph" style:parent-style-name="Standard">
      <style:text-properties style:font-name="Times New Roman" fo:font-size="12pt" fo:font-weight="normal" officeooo:paragraph-rsid="00049237" style:font-name-asian="Times New Roman1" style:font-size-asian="12pt" style:font-weight-asian="normal" style:font-name-complex="Times New Roman1" style:font-size-complex="12pt" style:font-weight-complex="normal"/>
    </style:style>
    <style:style style:name="P7" style:family="paragraph" style:parent-style-name="Standard">
      <style:text-properties officeooo:paragraph-rsid="00049237"/>
    </style:style>
    <style:style style:name="P8" style:family="paragraph" style:parent-style-name="Standard" style:master-page-name="Standard">
      <style:paragraph-properties style:page-number="auto"/>
      <style:text-properties officeooo:paragraph-rsid="00049237"/>
    </style:style>
    <style:style style:name="T1" style:family="text"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">File System in linux</text:span></text:p>
      <text:p text:style-name="P7"><text:span text:style-name="T1">EXT – extended file system</text:span></text:p>
      <text:p text:style-name="P7"><text:span text:style-name="T1">EXT1 – older version, No longer used</text:span></text:p>
      <text:p text:style-name="P7"><text:span text:style-name="T1">EXT2- allows user to manage 2TB data.</text:span></text:p>
      <text:p text:style-name="P7"><text:span text:style-name="T1">EXT3- upgraded version of EXT2</text:span></text:p>
      <text:list xml:id="list2209441944" text:style-name="WWNum1">
        <text:list-item>
          <text:p text:style-name="P2"><text:span text:style-name="T1">Contains backward compatibility</text:span></text:p>
        </text:list-item>
        <text:list-item>
          <text:p text:style-name="P2"><text:span text:style-name="T1">Drawback – does not support servers</text:span></text:p>
          <text:list>
            <text:list-item>
              <text:p text:style-name="P2"><text:span text:style-name="T1">Does not support file recovery</text:span></text:p>
            </text:list-item>
          </text:list>
        </text:list-item>
      </text:list>
      <text:p text:style-name="P7"><text:span text:style-name="T1">EXT4- compatible for SSD</text:span></text:p>
      <text:list xml:id="list1360506071" text:style-name="WWNum2">
        <text:list-item>
          <text:p text:style-name="P3"><text:span text:style-name="T1">Default file system in linux</text:span></text:p>
        </text:list-item>
      </text:list>
      <text:p text:style-name="P7"><text:span text:style-name="T1">JFS – can be used in place of EXT4 where stability is needed</text:span></text:p>
      <text:p text:style-name="P7"><text:span text:style-name="T1">Reiser FS – alternative of EXT3</text:span></text:p>
      <text:p text:style-name="P7"><text:span text:style-name="T1">XFS – developed for parralel I/O</text:span></text:p>
      <text:list xml:id="list916671536" text:style-name="WWNum3">
        <text:list-item>
          <text:p text:style-name="P4"><text:span text:style-name="T1">NASA uses this</text:span></text:p>
        </text:list-item>
      </text:list>
      <text:p text:style-name="P7"><text:span text:style-name="T1">Btrfs – used for fault tolerance </text:span></text:p>
      <text:list xml:id="list2632046667" text:style-name="WWNum4">
        <text:list-item>
          <text:p text:style-name="P5"><text:span text:style-name="T1">Not good for production system</text:span></text:p>
        </text:list-item>
      </text:list>
      <text:p text:style-name="P7"><text:span text:style-name="T1">Swap file system – used for memory paging</text:span></text:p>
      <text:p text:style-name="P6"/>
      <text:p text:style-name="P7"><text:span text:style-name="T2">File management related commands:</text:span></text:p>
      <text:p text:style-name="P7"><text:span text:style-name="T1">Ls: <text:s/>List all file, folders</text:span></text:p>
      <text:p text:style-name="P7"><text:span text:style-name="T1">Ls -l: detailed information of all files</text:span></text:p>
      <text:p text:style-name="P7"><text:span text:style-name="T1">Ls –a: list out hidden file</text:span></text:p>
      <text:p text:style-name="P7"><text:span text:style-name="T1">Touch: create empty file</text:span></text:p>
      <text:p text:style-name="P7"><text:span text:style-name="T1">Mkdir: making directory</text:span></text:p>
      <text:p text:style-name="P7"><text:span text:style-name="T1">Rmdir: remove directory</text:span></text:p>
      <text:p text:style-name="P7"><text:span text:style-name="T1">Rm: remove file</text:span></text:p>
      <text:p text:style-name="P7"><text:span text:style-name="T1">Mv [source] [dest] : move file</text:span></text:p>
      <text:p text:style-name="P7"><text:span text:style-name="T1">Mv [file 1] [file 2] : rename file</text:span></text:p>
      <text:p text:style-name="P7"><text:span text:style-name="T1">Wc filename: list lines words characters in file</text:span></text:p>
      <text:p text:style-name="P7"><text:span text:style-name="T1">Find: search file</text:span></text:p>
      <text:p text:style-name="P7"><text:span text:style-name="T1">Locate: <text:s/>search file in all directories</text:span></text:p>
      <text:p text:style-name="P7"><text:span text:style-name="T1">Grep: searches pattern in particular file</text:span></text:p>
      <text:p text:style-name="P7"><text:span text:style-name="T1">Df –h: see space in system file</text:span></text:p>
      <text:p text:style-name="P6"/>
      <text:p text:style-name="P7"><text:span text:style-name="T1">What is difference between find and locate?</text:span></text:p>
      <text:list xml:id="list2447324996" text:style-name="WWNum5">
        <text:list-item>
          <text:p text:style-name="P1"><text:span text:style-name="T1">Ans: <text:s/>find commands search the file in current directory whereas locate command search the file in all directorie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bullet-char="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8T11:59:35.214752439</meta:creation-date>
    <dc:date>2021-12-28T11:59:49.997227832</dc:date>
    <meta:editing-duration>PT15S</meta:editing-duration>
    <meta:editing-cycles>1</meta:editing-cycles>
    <meta:document-statistic meta:table-count="0" meta:image-count="0" meta:object-count="0" meta:page-count="1" meta:paragraph-count="34" meta:word-count="201" meta:character-count="1155" meta:non-whitespace-character-count="983"/>
    <meta:generator>LibreOffice/6.4.7.2$Linux_X86_64 LibreOffice_project/40$Build-2</meta:generator>
  </office:meta>
</office:document-meta>
</file>